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style:writing-mode="page"/>
    </style:style>
    <style:style style:name="P1" style:family="paragraph" style:parent-style-name="Standard">
      <style:text-properties officeooo:rsid="000a1534" officeooo:paragraph-rsid="000a1534"/>
    </style:style>
    <style:style style:name="P2" style:family="paragraph" style:parent-style-name="Standard">
      <style:text-properties officeooo:rsid="00100add" officeooo:paragraph-rsid="00100add"/>
    </style:style>
    <style:style style:name="P3" style:family="paragraph" style:parent-style-name="Standard" style:list-style-name="L1">
      <style:text-properties officeooo:rsid="000a1534" officeooo:paragraph-rsid="000a1534"/>
    </style:style>
    <style:style style:name="P4" style:family="paragraph" style:parent-style-name="Standard" style:list-style-name="L1">
      <style:text-properties officeooo:paragraph-rsid="000a1534"/>
    </style:style>
    <style:style style:name="P5" style:family="paragraph" style:parent-style-name="Standard">
      <style:text-properties officeooo:paragraph-rsid="000a1534"/>
    </style:style>
    <style:style style:name="P6" style:family="paragraph" style:parent-style-name="Standard">
      <style:text-properties officeooo:rsid="000b0439" officeooo:paragraph-rsid="000b0439"/>
    </style:style>
    <style:style style:name="P7" style:family="paragraph" style:parent-style-name="Standard">
      <style:text-properties officeooo:rsid="0011c713" officeooo:paragraph-rsid="0011c713"/>
    </style:style>
    <style:style style:name="P8" style:family="paragraph" style:parent-style-name="Standard" style:list-style-name="L2">
      <style:text-properties officeooo:rsid="0011c713" officeooo:paragraph-rsid="0011c713"/>
    </style:style>
    <style:style style:name="P9" style:family="paragraph" style:parent-style-name="Standard">
      <style:text-properties officeooo:paragraph-rsid="00144cf7"/>
    </style:style>
    <style:style style:name="P10" style:family="paragraph" style:parent-style-name="Standard">
      <style:text-properties officeooo:rsid="000c1899" officeooo:paragraph-rsid="000c1899"/>
    </style:style>
    <style:style style:name="P11" style:family="paragraph" style:parent-style-name="Table_20_Contents">
      <style:paragraph-properties fo:text-align="center" style:justify-single-word="false"/>
      <style:text-properties officeooo:rsid="000c1899" officeooo:paragraph-rsid="000c1899"/>
    </style:style>
    <style:style style:name="P12" style:family="paragraph" style:parent-style-name="Table_20_Contents">
      <style:text-properties officeooo:rsid="000c1899" officeooo:paragraph-rsid="000c1899"/>
    </style:style>
    <style:style style:name="P13" style:family="paragraph" style:parent-style-name="Table_20_Contents">
      <style:text-properties officeooo:rsid="000cc167" officeooo:paragraph-rsid="000cc167"/>
    </style:style>
    <style:style style:name="T1" style:family="text">
      <style:text-properties officeooo:rsid="00100add"/>
    </style:style>
    <style:style style:name="T2" style:family="text">
      <style:text-properties officeooo:rsid="000a153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TIVOS:</text:p>
      <text:p text:style-name="P1">Crear una aplicación la cual <text:span text:style-name="T1">se conectará a una base de datos relacional con la que</text:span> se pueda gestionar una sociedad gastronómica <text:span text:style-name="T1">y hacer las facturas de las comidas/cenas que los socios hagan en la sociedad.</text:span></text:p>
      <text:p text:style-name="P2">La aplicación contará con una interfaz gráfica en la que se podrá adoptar el rol de administrador o de socio.</text:p>
      <text:p text:style-name="P2">Código fuente cumplirá con el patrón MVC.</text:p>
      <text:p text:style-name="P1"/>
      <text:list text:style-name="L1">
        <text:list-item>
          <text:p text:style-name="P3">USUARIOS:</text:p>
        </text:list-item>
      </text:list>
      <text:p text:style-name="P1"/>
      <text:list text:continue-numbering="true" text:style-name="L1">
        <text:list-item>
          <text:list>
            <text:list-item>
              <text:list>
                <text:list-item>
                  <text:p text:style-name="P3">Administrador:</text:p>
                </text:list-item>
              </text:list>
            </text:list-item>
          </text:list>
        </text:list-item>
      </text:list>
      <text:p text:style-name="P1"/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">Gestionar socios</text:p>
                      <text:list>
                        <text:list-item>
                          <text:p text:style-name="P3">Dar de alta socios.</text:p>
                        </text:list-item>
                        <text:list-item>
                          <text:p text:style-name="P3">Dar de baja socios.</text:p>
                        </text:list-item>
                        <text:list-item>
                          <text:p text:style-name="P4"><text:span text:style-name="T2">Modificar socio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">Gestionar productos</text:p>
                      <text:list>
                        <text:list-item>
                          <text:p text:style-name="P3">Realizar pedido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text:continue-numbering="true" text:style-name="L1">
        <text:list-item>
          <text:list>
            <text:list-item>
              <text:list>
                <text:list-item>
                  <text:p text:style-name="P3">Socio:</text:p>
                </text:list-item>
              </text:list>
            </text:list-item>
          </text:list>
        </text:list-item>
      </text:list>
      <text:p text:style-name="P1"/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">Realizar/Anular reservas.</text:p>
                        </text:list-item>
                        <text:list-item>
                          <text:p text:style-name="P4"><text:span text:style-name="T2">Crear Facturas de comida/cena.</text:span><text:tab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6">CONTEXTUALIZACIÓN</text:p>
      <text:p text:style-name="P6">Se pretende crear una aplicación con dos tipos de actores o usuarios, administradores de la sociedad y los socios.</text:p>
      <text:p text:style-name="P6">¿Qué podrá hacer cada uno?</text:p>
      <text:p text:style-name="P6"/>
      <text:p text:style-name="P6">Los administradores son los que en realidad gestionan la sociedad, pudiendo dar de alta, bajas, modificar datos de los socios y controlar los productos en stock y realización de pedidos.</text:p>
      <text:p text:style-name="P6"/>
      <text:p text:style-name="P6">Los socios por su parte, sólo podrán realizar reservas y creación de las facturas de las comidas y cenas que hagan en la sociedad, añadiendo los productos y servicios consumidos en ellas.</text:p>
      <text:p text:style-name="P6"/>
      <text:p text:style-name="P7">SOCIEDAD GASTRONÓMICA</text:p>
      <text:p text:style-name="P7">Mediante un esquema E/R se va a recoger la información sobre la sociedad.</text:p>
      <text:p text:style-name="P7">Se va a organizar en 6 tablas con los diferentes campos:</text:p>
      <text:list text:style-name="L2">
        <text:list-item>
          <text:p text:style-name="P8">Usuarios: id, nombre, apellidos, dirección, tfno, password, id_rol.</text:p>
        </text:list-item>
        <text:list-item>
          <text:p text:style-name="P8">Roles: id, nombre.</text:p>
        </text:list-item>
        <text:list-item>
          <text:p text:style-name="P8">Grupos: id, nombre.</text:p>
        </text:list-item>
        <text:list-item>
          <text:p text:style-name="P8">Productos: id, nombre, precio, id_grupo.</text:p>
        </text:list-item>
        <text:list-item>
          <text:p text:style-name="P8">Reservas: id, id_usuario, fecha.</text:p>
        </text:list-item>
        <text:list-item>
          <text:p text:style-name="P8">Facturas: id, id_reserva, id_producto, unidades, total.</text:p>
        </text:list-item>
      </text:list>
      <text:p text:style-name="P6"/>
      <text:p text:style-name="P9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PLANIFICACIÓN SEMANAL </text:p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11">Tarea</text:p>
          </table:table-cell>
          <table:table-cell table:style-name="Tabla1.A1" office:value-type="string">
            <text:p text:style-name="P11">Fecha de inicio</text:p>
          </table:table-cell>
          <table:table-cell table:style-name="Tabla1.A1" office:value-type="string">
            <text:p text:style-name="P11">Fecha fin</text:p>
          </table:table-cell>
          <table:table-cell table:style-name="Tabla1.A1" office:value-type="string">
            <text:p text:style-name="P11">Horas</text:p>
          </table:table-cell>
        </table:table-row>
        <table:table-row>
          <table:table-cell table:style-name="Tabla1.A1" office:value-type="string">
            <text:p text:style-name="P12">Primeros pasos- Ideas</text:p>
          </table:table-cell>
          <table:table-cell table:style-name="Tabla1.A1" office:value-type="string">
            <text:p text:style-name="P12">17/01/2025</text:p>
          </table:table-cell>
          <table:table-cell table:style-name="Tabla1.A1" office:value-type="string">
            <text:p text:style-name="P12">17/01/2025</text:p>
          </table:table-cell>
          <table:table-cell table:style-name="Tabla1.A1" office:value-type="string">
            <text:p text:style-name="P12">2h</text:p>
          </table:table-cell>
        </table:table-row>
        <table:table-row>
          <table:table-cell table:style-name="Tabla1.A1" office:value-type="string">
            <text:p text:style-name="P12">Objetivos/contexto</text:p>
          </table:table-cell>
          <table:table-cell table:style-name="Tabla1.A1" office:value-type="string">
            <text:p text:style-name="P12">17/01/2025</text:p>
          </table:table-cell>
          <table:table-cell table:style-name="Tabla1.A1" office:value-type="string">
            <text:p text:style-name="P12">17/01/2025</text:p>
          </table:table-cell>
          <table:table-cell table:style-name="Tabla1.A1" office:value-type="string">
            <text:p text:style-name="P12">1h</text:p>
          </table:table-cell>
        </table:table-row>
        <table:table-row>
          <table:table-cell table:style-name="Tabla1.A1" office:value-type="string">
            <text:p text:style-name="P12">Casos de uso</text:p>
          </table:table-cell>
          <table:table-cell table:style-name="Tabla1.A1" office:value-type="string">
            <text:p text:style-name="P12">17/01/2025</text:p>
          </table:table-cell>
          <table:table-cell table:style-name="Tabla1.A1" office:value-type="string">
            <text:p text:style-name="P12">17/01/2025</text:p>
          </table:table-cell>
          <table:table-cell table:style-name="Tabla1.A1" office:value-type="string">
            <text:p text:style-name="P13">1h</text:p>
          </table:table-cell>
        </table:table-row>
        <table:table-row>
          <table:table-cell table:style-name="Tabla1.A1" office:value-type="string">
            <text:p text:style-name="P12">Diseño ER</text:p>
          </table:table-cell>
          <table:table-cell table:style-name="Tabla1.A1" office:value-type="string">
            <text:p text:style-name="P12">17/01/2025</text:p>
          </table:table-cell>
          <table:table-cell table:style-name="Tabla1.A1" office:value-type="string">
            <text:p text:style-name="P12">17/01/2025</text:p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a1534" officeooo:paragraph-rsid="000a153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PLICACIÓN PARA LA GESTIÓN DE SOCIEDAD GASTRONÓMICA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7T11:41:20.471000000</meta:creation-date>
    <dc:date>2025-01-22T12:22:03.564000000</dc:date>
    <meta:editing-duration>PT1H27M27S</meta:editing-duration>
    <meta:editing-cycles>4</meta:editing-cycles>
    <meta:generator>LibreOffice/24.8.4.2$Windows_X86_64 LibreOffice_project/bb3cfa12c7b1bf994ecc5649a80400d06cd71002</meta:generator>
    <meta:document-statistic meta:table-count="1" meta:image-count="0" meta:object-count="0" meta:page-count="2" meta:paragraph-count="50" meta:word-count="284" meta:character-count="1739" meta:non-whitespace-character-count="1520"/>
  </office:meta>
</office:document-meta>
</file>